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officeooo:rsid="00127753" officeooo:paragraph-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bold" officeooo:rsid="001195f8" officeooo:paragraph-rsid="001799e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rsid="00085045" officeooo:paragraph-rsid="00092a1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officeooo:rsid="00127753" officeooo:paragraph-rsid="0012775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2pt" fo:language="zxx" fo:country="none" style:text-underline-style="none" fo:font-weight="normal" officeooo:paragraph-rsid="001799ed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9" style:family="paragraph" style:parent-style-name="Standard">
      <style:text-properties officeooo:rsid="000fab1a" officeooo:paragraph-rsid="001cf473"/>
    </style:style>
    <style:style style:name="P10" style:family="paragraph" style:parent-style-name="Code">
      <style:text-properties officeooo:rsid="00085045" officeooo:paragraph-rsid="001799ed"/>
    </style:style>
    <style:style style:name="P11" style:family="paragraph" style:parent-style-name="Code">
      <style:text-properties officeooo:rsid="00085045" officeooo:paragraph-rsid="001cf473"/>
    </style:style>
    <style:style style:name="P12" style:family="paragraph" style:parent-style-name="Code">
      <style:text-properties officeooo:rsid="001cf473" officeooo:paragraph-rsid="001cf473"/>
    </style:style>
    <style:style style:name="P13" style:family="paragraph" style:parent-style-name="Code">
      <style:text-properties officeooo:rsid="00135858" officeooo:paragraph-rsid="001cf473"/>
    </style:style>
    <style:style style:name="P14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15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e2257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85045" style:font-size-asian="11.5pt"/>
    </style:style>
    <style:style style:name="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style style:name="T4" style:family="text">
      <style:text-properties officeooo:rsid="00085045"/>
    </style:style>
    <style:style style:name="T5" style:family="text">
      <style:text-properties officeooo:rsid="00092a18"/>
    </style:style>
    <style:style style:name="T6" style:family="text">
      <style:text-properties officeooo:rsid="000d76e2"/>
    </style:style>
    <style:style style:name="T7" style:family="text">
      <style:text-properties officeooo:rsid="0010c17a"/>
    </style:style>
    <style:style style:name="T8" style:family="text">
      <style:text-properties style:text-position="sub 58%" officeooo:rsid="0010c17a"/>
    </style:style>
    <style:style style:name="T9" style:family="text">
      <style:text-properties style:text-position="sub 58%" officeooo:rsid="0010c17a" style:shadow="none"/>
    </style:style>
    <style:style style:name="T10" style:family="text">
      <style:text-properties style:text-position="sub 58%"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1" style:family="text">
      <style:text-properties officeooo:rsid="00146529"/>
    </style:style>
    <style:style style:name="T12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3" style:family="text">
      <style:text-properties style:font-name="Times New Roman" fo:font-size="12pt" fo:language="zxx" fo:country="none" style:text-underline-style="none" fo:font-weight="normal" officeooo:rsid="0013585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4" style:family="text">
      <style:text-properties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5" style:family="text">
      <style:text-properties style:font-name="Times New Roman" fo:font-size="12pt" fo:language="zxx" fo:country="none" style:text-underline-style="none" fo:font-weight="normal" officeooo: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6" style:family="text">
      <style:text-properties officeooo:rsid="00153a8c"/>
    </style:style>
    <style:style style:name="T17" style:family="text">
      <style:text-properties style:text-position="super 58%" officeooo:rsid="00146529"/>
    </style:style>
    <style:style style:name="T18" style:family="text">
      <style:text-properties officeooo:rsid="001799ed"/>
    </style:style>
    <style:style style:name="T19" style:family="text">
      <style:text-properties officeooo:rsid="0019ea0a"/>
    </style:style>
    <style:style style:name="T20" style:family="text">
      <style:text-properties officeooo:rsid="001cf473"/>
    </style:style>
    <style:style style:name="T21" style:family="text">
      <style:text-properties officeooo:rsid="001e2257"/>
    </style:style>
    <style:style style:name="T22" style:family="text">
      <style:text-properties fo:font-weight="bold" officeooo:rsid="001e22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text:span text:style-name="T4">)</text:span></text:p>
      <text:p text:style-name="P5">Als Referenz für Zeitmessungen diente das Programm aus dem Material, mit dem Original Makefile compiliert und <text:span text:style-name="T5">wie </text:span>folgt aufgerufen <text:span text:style-name="T5">(1 = Threads, 2 = Jacobi-Verfahren, 512 = interlines, 2 = mit Störfunktion, 1 = Abbruch hinreichender Genauigkeit bzw. 2 = Abbruch nach 256 Schritten):</text:span></text:p>
      <text:p text:style-name="P11">srun <text:s/>time <text:s/>./partdiff-seq <text:s/>1 <text:s/>2 <text:s/>512 <text:s/>2 <text:s/><text:span text:style-name="T5">1</text:span> <text:s/>1<text:span text:style-name="T6">e-6</text:span></text:p>
      <text:p text:style-name="P7">Laufzeit bei Abbruch <text:span text:style-name="T16">mit </text:span>Genauigkeit <text:span text:style-name="T11">10</text:span><text:span text:style-name="T17">-6</text:span> <text:span text:style-name="T7">t</text:span><text:span text:style-name="T9">G</text:span> = <text:span text:style-name="T11">0.582670 s, </text:span></text:p>
      <text:p text:style-name="P11">srun <text:s/>time <text:s/>./partdiff-seq <text:s/>1 <text:s/>2 <text:s/>512 <text:s/>2 <text:s/><text:span text:style-name="T5">1</text:span> <text:s/>1<text:span text:style-name="T6">e-7</text:span></text:p>
      <text:p text:style-name="P12">slurmd[west1]: *** STEP 71394.0 CANCELLED AT 2014-11-13T03:58:52 DUE TO TIME LIMIT ***</text:p>
      <text:p text:style-name="P12">srun: error: west1: task 0: Terminated</text:p>
      <text:p text:style-name="P7"><text:span text:style-name="T20">Laufzeit bei 10</text:span><text:span text:style-name="T17">-7</text:span><text:span text:style-name="T11"> t</text:span><text:span text:style-name="T9">G</text:span> = <text:span text:style-name="T11"><text:s/>&gt; 6 STunden, </text:span>Abbruch!</text:p>
      <text:p text:style-name="P13">srun <text:s/>time <text:s/>./partdiff-seq <text:s/>1 <text:s/>2 <text:s/>512 <text:s/>2 <text:s/>2 <text:s/>256</text:p>
      <text:p text:style-name="P9"><text:span text:style-name="T12">Laufzeit bei Abbruch nach </text:span><text:span text:style-name="T13">256 </text:span><text:span text:style-name="T12">Schritten </text:span><text:span text:style-name="T14">t</text:span><text:span text:style-name="T10">S</text:span><text:span text:style-name="T14"> </text:span><text:span text:style-name="T12">= </text:span><text:span text:style-name="T13">164.438876 s. Die</text:span><text:span text:style-name="T15"> </text:span><text:span text:style-name="T13">Tests mit Parallelisierung </text:span><text:span text:style-name="T15">wurden mit dem Abbruch-Kriterium 256 Schritte gemacht:</text:span></text:p>
      <text:p text:style-name="P10">srun <text:s/>time <text:s/>./partdiff-<text:span text:style-name="T18">openmp</text:span> <text:s/>1 <text:s/>2 <text:s/>512 <text:s/>2 <text:s/><text:span text:style-name="T18">2</text:span> <text:s/><text:span text:style-name="T18">256</text:span></text:p>
      <text:p text:style-name="P15"><text:span text:style-name="T19">Laufzeit t</text:span><text:span text:style-name="T8">S</text:span><text:span text:style-name="T7"> </text:span>= <text:span text:style-name="T21">13.881652 s <text:s/>Erreichtes Speedup: </text:span><text:span text:style-name="T22">11,84</text:span></text:p>
      <text:p text:style-name="P8"/>
      <text:p text:style-name="P3">Aufgabe 2)</text:p>
      <text:p text:style-name="P4"/>
      <text:p text:style-name="P4"/>
      <text:p text:style-name="P2">Aufgabe 3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85045" style:font-size-asian="11.5pt"/>
    </style:style>
    <style:style style:name="M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2">HLR</text:span><text:span text:style-name="MT1">, WS 201</text:span><text:span text:style-name="MT2">4</text:span><text:span text:style-name="MT1">/1</text:span><text:span text:style-name="MT2">5, Übungsblatt 4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9M59S</meta:editing-duration>
    <meta:editing-cycles>123</meta:editing-cycles>
    <meta:generator>LibreOffice/4.2.6.3$Windows_x86 LibreOffice_project/3fd416d4c6db7d3204c17ce57a1d70f6e531ee21</meta:generator>
    <dc:date>2014-11-13T09:44:50.613000000</dc:date>
    <meta:document-statistic meta:table-count="0" meta:image-count="0" meta:object-count="0" meta:page-count="1" meta:paragraph-count="15" meta:word-count="163" meta:character-count="1005" meta:non-whitespace-character-count="822"/>
    <meta:user-defined meta:name="Info 1"/>
    <meta:user-defined meta:name="Info 2"/>
    <meta:user-defined meta:name="Info 3"/>
    <meta:user-defined meta:name="Info 4"/>
  </office:meta>
</office:document-meta>
</file>